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7.8014in" table:align="center" style:writing-mode="lr-tb"/>
    </style:style>
    <style:style style:name="Table3.A" style:family="table-column">
      <style:table-column-properties style:column-width="7.8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style:border-line-width="0.0208in 0.0208in 0.0208in" fo:padding="0.0104in" fo:border="1.5pt double #000001"/>
    </style:style>
    <style:style style:name="Table3.6" style:family="table-row">
      <style:table-row-properties style:min-row-height="2.2771in" fo:keep-together="auto"/>
    </style:style>
    <style:style style:name="Table1" style:family="table">
      <style:table-properties style:width="7.7146in" table:align="center" style:writing-mode="lr-tb"/>
    </style:style>
    <style:style style:name="Table1.A" style:family="table-column">
      <style:table-column-properties style:column-width="2.7792in"/>
    </style:style>
    <style:style style:name="Table1.B" style:family="table-column">
      <style:table-column-properties style:column-width="4.93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7736in" fo:margin-left="-0.075in" table:align="left" style:writing-mode="lr-tb"/>
    </style:style>
    <style:style style:name="Table2.A" style:family="table-column">
      <style:table-column-properties style:column-width="2.0132in"/>
    </style:style>
    <style:style style:name="Table2.B" style:family="table-column">
      <style:table-column-properties style:column-width="5.760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1"/>
    </style:style>
    <style:style style:name="Table2.2" style:family="table-row">
      <style:table-row-properties style:min-row-height="0.495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2.B2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2.B3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2.B4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" style:family="paragraph" style:parent-style-name="Header">
      <style:paragraph-properties fo:margin-top="0in" fo:margin-bottom="0in" fo:line-height="100%" fo:text-align="end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>
      <style:paragraph-properties fo:margin-top="0in" fo:margin-bottom="0in" fo:line-height="100%" fo:text-align="center" style:justify-single-word="false"/>
    </style:style>
    <style:style style:name="P10" style:family="paragraph" style:parent-style-name="Standard">
      <style:paragraph-properties fo:margin-top="0in" fo:margin-bottom="0in" fo:line-height="100%" fo:text-align="justify" style:justify-single-word="false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margin-left="0.3591in" fo:margin-right="0.1091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5" style:family="paragraph" style:parent-style-name="Standard">
      <style:paragraph-properties fo:margin-left="0in" fo:margin-right="0.1091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6" style:family="paragraph" style:parent-style-name="Standard">
      <style:paragraph-properties fo:margin-left="0in" fo:margin-right="0.1091in" fo:margin-top="0in" fo:margin-bottom="0in" fo:line-height="100%" fo:text-align="center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left="0in" fo:margin-right="0.1091in" fo:margin-top="0in" fo:margin-bottom="0in" fo:line-height="100%" fo:text-align="justify" style:justify-single-word="false" fo:text-indent="0in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margin-left="0in" fo:margin-right="0.1091in" fo:margin-top="0in" fo:margin-bottom="0in" fo:line-height="10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.4925in" fo:margin-right="0in" fo:text-align="justify" style:justify-single-word="false" fo:text-indent="0.15in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20" style:family="paragraph" style:parent-style-name="Standard">
      <style:paragraph-properties fo:margin-left="0in" fo:margin-right="0.1091in" fo:margin-top="0in" fo:margin-bottom="0in" fo:line-height="100%" fo:text-align="justify" style:justify-single-word="false" fo:text-indent="0.15in" style:auto-text-indent="false"/>
    </style:style>
    <style:style style:name="P21" style:family="paragraph" style:parent-style-name="Standard">
      <style:paragraph-properties fo:margin-left="0.5in" fo:margin-right="0.1091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in" fo:margin-right="0.1016in" fo:margin-top="0in" fo:margin-bottom="0in" fo:line-height="100%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.1252in" fo:margin-right="0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.1252in" fo:margin-right="0in" fo:margin-top="0in" fo:margin-bottom="0in" fo:line-height="100%" fo:text-align="justify" style:justify-single-word="false" fo:text-indent="0in" style:auto-text-indent="false"/>
    </style:style>
    <style:style style:name="P25" style:family="paragraph" style:parent-style-name="Standard">
      <style:paragraph-properties fo:margin-left="0.1252in" fo:margin-right="0in" fo:margin-top="0in" fo:margin-bottom="0in" fo:line-height="100%" fo:text-align="justify" style:justify-single-word="false" fo:text-indent="0in" style:auto-text-indent="false">
        <style:tab-stops>
          <style:tab-stop style:position="0.6035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2098in" style:auto-text-indent="false">
        <style:tab-stops>
          <style:tab-stop style:position="0.6035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left="0.15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29" style:family="paragraph" style:parent-style-name="Standard">
      <style:paragraph-properties fo:margin-left="0.15in" fo:margin-right="0in" fo:margin-top="0in" fo:margin-bottom="0in" fo:text-align="justify" style:justify-single-word="false" fo:text-indent="0in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justify" style:justify-single-word="false" fo:text-indent="0.15in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1" style:family="paragraph" style:parent-style-name="Standard">
      <style:paragraph-properties fo:margin-left="0.4071in" fo:margin-right="0in" fo:margin-top="0.0417in" fo:margin-bottom="0.0417in" fo:line-height="100%" fo:text-align="justify" style:justify-single-word="false" fo:text-indent="0in" style:auto-text-indent="false">
        <style:tab-stops>
          <style:tab-stop style:position="0.6035in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2" style:family="paragraph" style:parent-style-name="List_20_Paragraph">
      <style:paragraph-properties fo:margin-left="0.4071in" fo:margin-right="0in" fo:margin-top="0.0417in" fo:margin-bottom="0.0417in" fo:line-height="100%" fo:text-align="justify" style:justify-single-word="false" fo:text-indent="0in" style:auto-text-indent="false">
        <style:tab-stops>
          <style:tab-stop style:position="0.6035in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ff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3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3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1" style:family="paragraph" style:parent-style-name="No_20_Spacing">
      <style:paragraph-properties fo:margin-left="0in" fo:margin-right="0in" fo:text-indent="0in" style:auto-text-indent="false"/>
      <style:text-properties fo:language="en" fo:country="US"/>
    </style:style>
    <style:style style:name="P42" style:family="paragraph" style:parent-style-name="Standard">
      <style:paragraph-properties fo:margin-left="0.4917in" fo:margin-right="0in" fo:margin-top="0in" fo:margin-bottom="0in" fo:line-height="100%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List_20_Paragraph">
      <style:paragraph-properties fo:margin-left="0.4063in" fo:margin-right="0in" fo:margin-top="0.0417in" fo:margin-bottom="0.0417in" fo:line-height="100%" fo:text-align="justify" style:justify-single-word="false" fo:text-indent="0in" style:auto-text-indent="false">
        <style:tab-stops>
          <style:tab-stop style:position="0.6035in"/>
        </style:tab-stops>
      </style:paragraph-properties>
    </style:style>
    <style:style style:name="P44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45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46" style:family="paragraph" style:parent-style-name="List_20_Paragraph">
      <style:paragraph-properties fo:margin-left="0.4063in" fo:margin-right="0in" fo:margin-top="0.0417in" fo:margin-bottom="0.0417in" fo:line-height="100%" fo:text-align="justify" style:justify-single-word="false" fo:text-indent="0in" style:auto-text-indent="false">
        <style:tab-stops>
          <style:tab-stop style:position="0.6035in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47" style:family="paragraph" style:parent-style-name="No_20_Spacing">
      <style:paragraph-properties fo:margin-left="0in" fo:margin-right="0in" fo:text-indent="0in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48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 style:list-style-name="WWNum15">
      <style:paragraph-properties fo:margin-left="0.4055in" fo:margin-right="0.1091in" fo:margin-top="0in" fo:margin-bottom="0in" fo:line-height="100%" fo:text-align="justify" style:justify-single-word="false" fo:text-indent="-0.2957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0" style:family="paragraph" style:parent-style-name="Standard" style:list-style-name="WWNum15">
      <style:paragraph-properties fo:margin-left="0.5in" fo:margin-right="0.1091in" fo:margin-top="0in" fo:margin-bottom="0in" fo:line-height="100%" fo:text-align="justify" style:justify-single-word="false" fo:text-indent="-0.3752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1" style:family="paragraph" style:parent-style-name="Standard">
      <style:paragraph-properties fo:margin-left="0.5in" fo:margin-right="0.1091in" fo:margin-top="0in" fo:margin-bottom="0in" fo:line-height="100%" fo:text-align="justify" style:justify-single-word="false" fo:text-indent="-0.3752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 style:list-style-name="WWNum15">
      <style:paragraph-properties fo:margin-left="0.5in" fo:margin-right="0.1091in" fo:margin-top="0in" fo:margin-bottom="0in" fo:line-height="100%" fo:text-align="justify" style:justify-single-word="false" fo:text-indent="-0.3752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Standard" style:list-style-name="WWNum15">
      <style:paragraph-properties fo:margin-left="0.5in" fo:margin-right="0.1091in" fo:margin-top="0in" fo:margin-bottom="0in" fo:line-height="100%" fo:text-align="justify" style:justify-single-word="false" fo:text-indent="-0.3752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 style:list-style-name="WWNum15">
      <style:paragraph-properties fo:margin-left="0.5in" fo:margin-right="0.1091in" fo:margin-top="0in" fo:margin-bottom="0in" fo:line-height="100%" fo:text-align="justify" style:justify-single-word="false" fo:text-indent="-0.389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5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5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margin-left="0in" fo:margin-right="0.1091in" fo:margin-top="0in" fo:margin-bottom="0in" fo:line-height="100%" fo:text-align="center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1" style:family="paragraph" style:parent-style-name="Standard">
      <style:paragraph-properties fo:margin-left="0.4917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fo:margin-left="0.4917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1" fo:font-size="10pt" style:font-size-asian="10pt" style:font-name-complex="Arial2" style:font-size-complex="10pt" style:font-style-complex="italic"/>
    </style:style>
    <style:style style:name="T2" style:family="text">
      <style:text-properties style:font-name="Arial1" fo:font-size="10pt" style:font-size-asian="10pt" style:font-name-complex="Arial2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style:font-name="Arial1" fo:font-size="10pt" fo:language="en" fo:country="US" style:font-size-asian="10pt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9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T10" style:family="text">
      <style:text-properties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normal"/>
    </style:style>
    <style:style style:name="T11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2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3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4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15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6" style:family="text">
      <style:text-properties style:font-name="Arial1" fo:font-size="10pt" fo:font-style="normal" style:font-size-asian="10pt" style:font-style-asian="normal" style:font-name-complex="Arial2" style:font-size-complex="10pt" style:font-style-complex="normal"/>
    </style:style>
    <style:style style:name="T17" style:family="text"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T18" style:family="text">
      <style:text-properties style:font-name="Arial1" fo:font-weight="bold" style:font-weight-asian="bold" style:font-name-complex="Arial2"/>
    </style:style>
    <style:style style:name="T19" style:family="text">
      <style:text-properties style:font-name="Arial1" fo:font-weight="bold" fo:background-color="#ffff00" style:font-weight-asian="bold" style:font-name-complex="Arial2"/>
    </style:style>
    <style:style style:name="T20" style:family="text">
      <style:text-properties style:font-name="Arial1" style:font-name-complex="Arial2"/>
    </style:style>
    <style:style style:name="T21" style:family="text">
      <style:text-properties style:font-name="Arial1" fo:background-color="#ffff00" style:font-name-complex="Arial2"/>
    </style:style>
    <style:style style:name="T22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25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6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fo:background-color="#ffff00" style:font-weight-asian="bold"/>
    </style:style>
    <style:style style:name="T29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-start text:name="Bookmark1"/>INFORMAÇÕES E DOCUMENTOS EXIGIDOS ANEXOS AO REQUERIMENTO </text:p>
      <text:p text:style-name="P3"><text:span text:style-name="T3">ANEXO II, ITEM 21 DO DECRETO 4.074/02 E ALTERADO PELO </text:span><text:span text:style-name="T23">DEC. 5.981/06</text:span></text:p>
      <text:p text:style-name="P12"><text:placeholder text:placeholder-type="text">&lt;setLang('pt_BR')&gt;</text:placeholder></text:p>
      <text:p text:style-name="P4"/>
      <text:p text:style-name="P9"><text:span text:style-name="T4">PRODUTO FORMULADO A BASE</text:span><text:span text:style-name="T25"> DE PRODUTO TÉCNICO EQUIVALENTE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734157857" text:style-name="WWNum15">
              <text:list-item>
                <text:list>
                  <text:list-item>
                    <text:p text:style-name="P49"><text:tab/>Estudos e informações sobre a eficiência e a praticabilidade do produto na (s) finalidade(s) de uso proposta <text:tab/>(s), devendo ser conduzidos conforme suas características e de acordo com as normas complementares do <text:tab/>órgão responsável; (Anexo 21.1) </text:p>
                  </text:list-item>
                </text:list>
              </text:list-item>
            </text:list>
            <text:p text:style-name="P14"/>
            <text:p text:style-name="P10"><text:span text:style-name="T22"><text:tab/>Segue anexo Parecer Técnico elaborado pela </text:span><text:span text:style-name="T22"><text:placeholder text:placeholder-type="text">&lt;o.operative_id.name&gt;</text:placeholder></text:span></text:p>
            <text:p text:style-name="P7"/>
          </table:table-cell>
        </table:table-row>
        <table:table-row table:style-name="Table3.1">
          <table:table-cell table:style-name="Table3.A1" office:value-type="string">
            <text:list xml:id="list1536157381" text:continue-numbering="true" text:style-name="WWNum15">
              <text:list-item>
                <text:list>
                  <text:list-item>
                    <text:p text:style-name="P50">Informações referentes à sua compatibilidade com outros produtos;</text:p>
                  </text:list-item>
                </text:list>
              </text:list-item>
            </text:list>
            <text:p text:style-name="P35"/>
            <text:p text:style-name="P35"><text:placeholder text:placeholder-type="text">&lt;for each="inf in informations(o, 'Compatibilidade com outros produtos')"&gt;</text:placeholder></text:p>
            <text:p text:style-name="P36"><text:placeholder text:placeholder-type="text">&lt;inf&gt;</text:placeholder></text:p>
            <text:p text:style-name="P36"/>
            <text:p text:style-name="P33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1346596258" text:continue-numbering="true" text:style-name="WWNum15">
              <text:list-item>
                <text:list>
                  <text:list-item>
                    <text:p text:style-name="P54">Informações sobre o desenvolvimento de resistência ao produto.</text:p>
                  </text:list-item>
                </text:list>
              </text:list-item>
            </text:list>
            <text:p text:style-name="P15"/>
            <text:p text:style-name="P35"><text:placeholder text:placeholder-type="text">&lt;for each="inf in informations(o, 'Informações sobre o desenvolvimento de resistência ao produto')"&gt;</text:placeholder></text:p>
            <text:p text:style-name="P36"><text:placeholder text:placeholder-type="text">&lt;inf&gt;</text:placeholder></text:p>
            <text:p text:style-name="P36"/>
            <text:p text:style-name="P34"><text:placeholder text:placeholder-type="text">&lt;/for&gt;</text:placeholder></text:p>
            <text:p text:style-name="P15"/>
          </table:table-cell>
        </table:table-row>
        <table:table-row table:style-name="Table3.1">
          <table:table-cell table:style-name="Table3.A1" office:value-type="string">
            <text:list xml:id="list1071259521" text:continue-numbering="true" text:style-name="WWNum15">
              <text:list-item>
                <text:list>
                  <text:list-item>
                    <text:p text:style-name="P54">Testes e informações sobre a eficiência e a praticabilidade do produto na(s) finalidade(s) de uso proposta(s).</text:p>
                  </text:list-item>
                </text:list>
              </text:list-item>
            </text:list>
            <text:p text:style-name="P1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6">Laudo</text:p>
                </table:table-cell>
                <table:table-cell table:style-name="Table1.A1" office:value-type="string">
                  <text:p text:style-name="P16">Título / Instituição / Autor / Data</text:p>
                </table:table-cell>
              </table:table-row>
              <table:table-row table:style-name="Table1.1">
                <table:table-cell table:style-name="Table1.A1" office:value-type="string">
                  <text:p text:style-name="P37"><text:placeholder text:placeholder-type="text">&lt;for each="study in studies(o, 'Efficacy')"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  <table:table-row table:style-name="Table1.1">
                <table:table-cell table:style-name="Table1.A1" office:value-type="string">
                  <text:p text:style-name="P39"/>
                  <text:p text:style-name="P39"><text:s/><text:placeholder text:placeholder-type="text">&lt;study.reference&gt;</text:placeholder></text:p>
                  <text:p text:style-name="P42"/>
                </table:table-cell>
                <table:table-cell table:style-name="Table1.A1" office:value-type="string">
                  <text:p text:style-name="P37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18">(Anexo 21.4.</text:span><text:span text:style-name="T19">x</text:span><text:span text:style-name="T20">)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7"><text:placeholder text:placeholder-type="text">&lt;/for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</table:table>
            <text:p text:style-name="P17"/>
            <text:p text:style-name="P17"/>
          </table:table-cell>
        </table:table-row>
        <table:table-row table:style-name="Table3.1">
          <table:table-cell table:style-name="Table3.A1" office:value-type="string">
            <text:list xml:id="list447620868" text:continue-numbering="true" text:style-name="WWNum15">
              <text:list-item>
                <text:list>
                  <text:list-item>
                    <text:p text:style-name="P53">Relatório de estudos de resíduos, intervalo de segurança e, quando for o caso, limite dos resíduos estranhos.</text:p>
                  </text:list-item>
                </text:list>
              </text:list-item>
            </text:list>
            <text:p text:style-name="P13"/>
            <text:p text:style-name="P28"><text:bookmark-start text:name="bkmSemResiduo"/>Trata-se de registro de Produto Formulado com base em Produto Técnico Equivalente, e, segundo o Decreto Nº 5.981, de 06 de dezembro de 2006:</text:p>
            <text:p text:style-name="P19"/>
            <text:p text:style-name="P2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30">I - mesmo tipo de formulação;</text:p>
            <text:p text:style-name="P30"><text:soft-page-break/>II - mesmas indicações de culturas e modalidades de emprego já registradas;</text:p>
            <text:p text:style-name="P30">III - aplicação de quantidade igual ou inferior de ingrediente ativo durante o ciclo ou safra da cultura; e</text:p>
            <text:p text:style-name="P20"><text:span text:style-name="T12">IV - intervalo de segurança igual ou superior.</text:span><text:bookmark-end text:name="bkmSemResiduo"/><text:span text:style-name="T13"> </text:span><text:span text:style-name="T23"><text:s/></text:span><text:bookmark-start text:name="Bookmark"/></text:p>
            <text:p text:style-name="P2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6">Laudo</text:p>
                </table:table-cell>
                <table:table-cell table:style-name="Table2.A1" office:value-type="string">
                  <text:p text:style-name="P22">Título / Instituição / Autor / Data</text:p>
                </table:table-cell>
              </table:table-row>
              <table:table-row table:style-name="Table2.2">
                <table:table-cell table:style-name="Table2.A2" office:value-type="string">
                  <text:p text:style-name="P37"><text:placeholder text:placeholder-type="text">&lt;for each="study in studies(o, 'Residue')"&gt;</text:placeholder>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38"><text:s/><text:placeholder text:placeholder-type="text">&lt;study.reference&gt;</text:placeholder></text:p>
                </table:table-cell>
                <table:table-cell table:style-name="Table2.B3" office:value-type="string">
                  <text:p text:style-name="P8"><text:span text:style-name="T7">Laboratorio:</text:span><text:span text:style-name="T5"> </text:span><text:span text:style-name="T8"><text:placeholder text:placeholder-type="text">&lt;study.name&gt;</text:placeholder></text:span><text:span text:style-name="T8">. </text:span><text:span text:style-name="T8"><text:placeholder text:placeholder-type="text">&lt;study.laboratory_id.name&gt;</text:placeholder></text:span><text:span text:style-name="T8">. </text:span><text:span text:style-name="T8"><text:placeholder text:placeholder-type="text">&lt;study.laboratory_id.city&gt;</text:placeholder></text:span><text:span text:style-name="T8">. </text:span><text:span text:style-name="T8"><text:placeholder text:placeholder-type="text">&lt;study.director_author_id.name&gt;</text:placeholder></text:span><text:span text:style-name="T8"> - </text:span><text:span text:style-name="T8"><text:placeholder text:placeholder-type="text">&lt;study.approval_date&gt;</text:placeholder></text:span><text:span text:style-name="T8"> </text:span><text:span text:style-name="T9">(Anexo 21.4.</text:span><text:span text:style-name="T10">x</text:span><text:span text:style-name="T8">)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37"><text:placeholder text:placeholder-type="text">&lt;/for&gt;</text:placeholder></text:p>
                </table:table-cell>
                <table:table-cell table:style-name="Table2.B4" office:value-type="string">
                  <text:p text:style-name="P8"/>
                </table:table-cell>
              </table:table-row>
            </table:table>
            <text:p text:style-name="P41"/>
            <text:p text:style-name="P40"><text:placeholder text:placeholder-type="text">&lt;for each="study in studies(o, 'Residue')"&gt;</text:placeholder></text:p>
            <text:p text:style-name="P55"><text:placeholder text:placeholder-type="text">&lt;study.summary_pt&gt;</text:placeholder></text:p>
            <text:p text:style-name="P47"/>
            <text:p text:style-name="P40"><text:bookmark-end text:name="Bookmark"/><text:placeholder text:placeholder-type="text">&lt;/for&gt;</text:placeholder></text:p>
          </table:table-cell>
        </table:table-row>
        <table:table-row table:style-name="Table3.6">
          <table:table-cell table:style-name="Table3.A1" office:value-type="string">
            <text:list xml:id="list1331109066" text:continue-numbering="true" text:style-name="WWNum15">
              <text:list-item>
                <text:list>
                  <text:list-item>
                    <text:p text:style-name="P52">Metodologia validada para determinação de teor de ingrediente ativo, de acordo com a ABNT ou norma internacionalmente reconhecida:</text:p>
                  </text:list-item>
                </text:list>
              </text:list-item>
            </text:list>
            <text:p text:style-name="P51"/>
            <text:p text:style-name="P56"><text:placeholder text:placeholder-type="text">&lt;for each="ing in cqqs(o,'chemical')"&gt;</text:placeholder></text:p>
            <text:p text:style-name="P23"><text:span text:style-name="T1">Segue anexo o Método de Análise de Teor validado dos ingredientes ativos</text:span><text:span text:style-name="T14"> <text:s/></text:span><text:span text:style-name="T15"><text:placeholder text:placeholder-type="text">&lt;ing.ingredient_id.name&gt;</text:placeholder></text:span><text:span text:style-name="T15"> </text:span><text:span text:style-name="T16"><text:s/></text:span><text:span text:style-name="T1">em produtos </text:span><text:span text:style-name="T17">técnico e formulado, conforme NBR-14029.</text:span></text:p>
            <text:p text:style-name="P44"><text:placeholder text:placeholder-type="text">&lt;/for&gt;</text:placeholder></text:p>
            <text:p text:style-name="P57"><text:placeholder text:placeholder-type="text">&lt;for each="study in studies(o, 'Método Analítico de Teor/Validação')"&gt;</text:placeholder></text:p>
            <text:p text:style-name="P26"><text:span text:style-name="T6">Ref</text:span><text:span text:style-name="T6">.: </text:span><text:span text:style-name="T11"><text:placeholder text:placeholder-type="text">&lt;study.reference&gt;</text:placeholder></text:span><text:span text:style-name="T11">, </text:span><text:span text:style-name="T11"><text:placeholder text:placeholder-type="text">&lt;study.name&gt;</text:placeholder></text:span><text:span text:style-name="T11">,</text:span><text:span text:style-name="T11"><text:placeholder text:placeholder-type="text">&lt;study.laboratory_id.name&gt;</text:placeholder></text:span><text:span text:style-name="T11">, </text:span><text:span text:style-name="T11"><text:placeholder text:placeholder-type="text">&lt;study.director_author_id.name&gt;</text:placeholder></text:span><text:span text:style-name="T11">, <text:s text:c="5"/></text:span><text:span text:style-name="T11"><text:placeholder text:placeholder-type="text">&lt;study.number_of_pages&gt;</text:placeholder></text:span><text:span text:style-name="T11"> pag, </text:span><text:span text:style-name="T11"><text:placeholder text:placeholder-type="text">&lt;study.end_date&gt;</text:placeholder></text:span><text:span text:style-name="T6"> </text:span></text:p>
            <text:p text:style-name="P45"/>
            <text:p text:style-name="P45"><text:placeholder text:placeholder-type="text">&lt;/for&gt;</text:placeholder></text:p>
          </table:table-cell>
        </table:table-row>
        <table:table-row table:style-name="Table3.1">
          <table:table-cell table:style-name="Table3.A1" office:value-type="string">
            <text:list xml:id="list868601766" text:continue-numbering="true" text:style-name="WWNum15">
              <text:list-item>
                <text:list>
                  <text:list-item>
                    <text:p text:style-name="P50">Outros dados, informações ou documentos exigidos em normas complementares;</text:p>
                  </text:list-item>
                </text:list>
              </text:list-item>
            </text:list>
            <text:p text:style-name="P14"/>
            <text:p text:style-name="P24"><text:span text:style-name="T2"><text:s/>“Declaração de Não Fitotoxicidade” do produto </text:span><text:span text:style-name="T26"><text:placeholder text:placeholder-type="text">&lt;o.formulated_product_id.name&gt;</text:placeholder></text:span><text:span text:style-name="T2">, elaborado pela empresa ALTA – América Latina Tecnologia Agrícola Ltda. em </text:span><text:span text:style-name="T3">07 de julho de 2010</text:span><text:span text:style-name="T2">.</text:span><text:span text:style-name="T24"> (Anexo 21.7.1)</text:span></text:p>
            <text:p text:style-name="P11"/>
            <text:p text:style-name="P24"><text:span text:style-name="T2">“Modelo de Publicação de Pleito” do produto </text:span><text:span text:style-name="T26"><text:placeholder text:placeholder-type="text">&lt;o.formulated_product_id.name&gt;</text:placeholder></text:span><text:span text:style-name="T26">,</text:span><text:span text:style-name="T2"> elaborado pela empresa ALTA – América Latina Tecnologia Agrícola Ltda. em </text:span><text:span text:style-name="T3">07 de julho de 2010.</text:span><text:span text:style-name="T24"> (Anexo 21.7.2)</text:span></text:p>
            <text:p text:style-name="P11"/>
            <text:p text:style-name="P25">CD com os arquivos eletrônicos:</text:p>
            <text:p text:style-name="P27"/>
            <text:p text:style-name="P31">Segue anexo à frente do requerimento o CD com os arquivos eletrônicos:</text:p>
            <text:p text:style-name="P31">Cadastro no Estado</text:p>
            <text:p text:style-name="P31">Procuração Representante Legal</text:p>
            <text:p text:style-name="P31">Declarações dos Formuladores</text:p>
            <text:p text:style-name="P32">Requerimento</text:p>
            <text:p text:style-name="P32">RET</text:p>
            <text:p text:style-name="P32">Certificado de análise físico-químico</text:p>
            <text:p text:style-name="P32"><text:soft-page-break/>Laudo técnico de redução de componentes</text:p>
            <text:p text:style-name="P43"><text:span text:style-name="T22">Laudos de eficácia agronômica do produto </text:span><text:span text:style-name="T26"><text:placeholder text:placeholder-type="text">&lt;o.formulated_product_id.name&gt;</text:placeholder></text:span></text:p>
            <text:p text:style-name="P43"><text:span text:style-name="T23">Laudos de resíduos do produto </text:span><text:span text:style-name="T26"><text:placeholder text:placeholder-type="text">&lt;o.formulated_product_id.name&gt;</text:placeholder></text:span></text:p>
            <text:p text:style-name="P46">Relatório Técnico</text:p>
            <text:p text:style-name="P32">Parecer Técnico</text:p>
            <text:p text:style-name="P32">Modelo de Bula e Rótulo</text:p>
            <text:p text:style-name="P32">Modelo de publicação de pleito</text:p>
          </table:table-cell>
        </table:table-row>
      </table:table>
      <text:p text:style-name="P5"/>
      <text:p text:style-name="P8"><text:bookmark-end text:name="Bookmar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in" fo:margin-bottom="0in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pt" fo:country="BR" style:font-name-asian="Times New Roman1" style:font-size-asian="11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359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42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9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90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619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18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186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1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513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4.12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619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18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186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1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513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4.12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2602in" fo:margin-left="0.3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18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186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1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513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4.12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2602in" fo:margin-left="0.879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73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3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22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847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71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5.336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6.2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602in" fo:margin-left="0.879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73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3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22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847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71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5.336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6.2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top="0in" fo:margin-bottom="0in" fo:line-height="100%" fo:text-align="end" style:justify-single-word="false"/>
    </style:style>
    <style:page-layout style:name="Mpm1">
      <style:page-layout-properties fo:page-width="8.2681in" fo:page-height="11.6929in" style:num-format="1" style:print-orientation="portrait" fo:margin-top="1.3799in" fo:margin-bottom="0.9846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placeholder text:placeholder-type="text">&lt;o.formulated_product_id.name&gt;</text:placeholder><text:bookmark-end text:name="bmk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1</meta:editing-cycles>
    <meta:print-date>2010-06-16T17:58:00</meta:print-date>
    <meta:creation-date>2013-06-27T17:03:49</meta:creation-date>
    <dc:date>2013-06-28T12:43:21</dc:date>
    <meta:editing-duration>PT1H17M31S</meta:editing-duration>
    <meta:generator>LibreOffice/3.5$Linux_X86_64 LibreOffice_project/350m1$Build-2</meta:generator>
    <meta:document-statistic meta:table-count="3" meta:image-count="0" meta:object-count="0" meta:page-count="3" meta:paragraph-count="63" meta:word-count="508" meta:character-count="3883" meta:non-whitespace-character-count="3425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.dotx" xlink:href=""/>
  </office:meta>
</office:document-meta>
</file>